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officeooo:rsid="001bd2eb" officeooo:paragraph-rsid="001bd2eb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6pt" fo:font-weight="bold" officeooo:rsid="001bd2eb" officeooo:paragraph-rsid="001bd2eb" style:font-size-asian="26pt" style:font-weight-asian="bold" style:font-size-complex="2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bd2eb" officeooo:paragraph-rsid="001bd2eb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d709e" officeooo:paragraph-rsid="001d709e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df7f2" officeooo:paragraph-rsid="001df7f2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cb171" officeooo:paragraph-rsid="001bd2eb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f739c" officeooo:paragraph-rsid="001f739c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2129cd" officeooo:paragraph-rsid="002129cd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21af5a" officeooo:paragraph-rsid="0021af5a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iferimenti</text:p>
      <text:p text:style-name="P3"/>
      <text:p text:style-name="P1"><text:a xlink:type="simple" xlink:href="https://developers.google.com/web/fundamentals/?hl=en" text:style-name="Internet_20_link" text:visited-style-name="Visited_20_Internet_20_Link"><text:span text:style-name="T1">https://developers.google.com/web/fundamentals/?hl=en</text:span></text:a></text:p>
      <text:p text:style-name="P3"/>
      <text:p text:style-name="P1"><text:a xlink:type="simple" xlink:href="http://www.tutorialspoint.com/perl/" text:style-name="Internet_20_link" text:visited-style-name="Visited_20_Internet_20_Link"><text:span text:style-name="T1">http://www.tutorialspoint.com/perl/</text:span></text:a></text:p>
      <text:p text:style-name="P3"/>
      <text:p text:style-name="P1"><text:a xlink:type="simple" xlink:href="http://www.awwwards.com/" text:style-name="Internet_20_link" text:visited-style-name="Visited_20_Internet_20_Link"><text:span text:style-name="T1">http://www.awwwards.com/</text:span></text:a></text:p>
      <text:p text:style-name="P6"/>
      <text:p text:style-name="P4">Esempio slider: <text:a xlink:type="simple" xlink:href="https://www.glistockisti.it/" text:style-name="Internet_20_link" text:visited-style-name="Visited_20_Internet_20_Link">https://www.glistockisti.it/</text:a></text:p>
      <text:p text:style-name="P4"/>
      <text:p text:style-name="P5">Informazioni utili su span, div e tipologie di display: <text:a xlink:type="simple" xlink:href="http://dustwell.com/div-span-inline-block.html" text:style-name="Internet_20_link" text:visited-style-name="Visited_20_Internet_20_Link">http://dustwell.com/div-span-inline-block.html</text:a></text:p>
      <text:p text:style-name="P5"/>
      <text:p text:style-name="P7">Per le immagini delle icone: <text:a xlink:type="simple" xlink:href="https://www.iconfinder.com/" text:style-name="Internet_20_link" text:visited-style-name="Visited_20_Internet_20_Link">https://www.iconfinder.com/</text:a></text:p>
      <text:p text:style-name="P5"/>
      <text:p text:style-name="P7">Per il link skipper degli screen-reader: <text:a xlink:type="simple" xlink:href="https://www.bignerdranch.com/blog/web-accessibility-skip-navigation-links/" text:style-name="Internet_20_link" text:visited-style-name="Visited_20_Internet_20_Link">https://www.bignerdranch.com/blog/web-accessibility-skip-navigation-links/</text:a></text:p>
      <text:p text:style-name="P7"/>
      <text:p text:style-name="P8">Responsive Web Design: <text:a xlink:type="simple" xlink:href="http://www.html.it/pag/32824/contenuti-e-breakpoint/" text:style-name="Internet_20_link" text:visited-style-name="Visited_20_Internet_20_Link">http://www.html.it/pag/32824/contenuti-e-breakpoint/</text:a></text:p>
      <text:p text:style-name="P8"><text:a xlink:type="simple" xlink:href="http://www.yourinspirationweb.com/2012/11/08/come-progettare-un-layout-web-responsive-con-le-media-queries/" text:style-name="Internet_20_link" text:visited-style-name="Visited_20_Internet_20_Link">http://www.yourinspirationweb.com/2012/11/08/come-progettare-un-layout-web-responsive-con-le-media-queries/</text:a></text:p>
      <text:p text:style-name="P8"><text:a xlink:type="simple" xlink:href="http://www.webhouseit.com/come-trasformare-un-layout-fisso-in-layout-responsive/" text:style-name="Internet_20_link" text:visited-style-name="Visited_20_Internet_20_Link">http://www.webhouseit.com/come-trasformare-un-layout-fisso-in-layout-responsive/</text:a></text:p>
      <text:p text:style-name="P9"><text:a xlink:type="simple" xlink:href="http://mediaqueriestest.com/" text:style-name="Internet_20_link" text:visited-style-name="Visited_20_Internet_20_Link">http://mediaqueriestest.com/</text:a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io </meta:initial-creator>
    <meta:creation-date>2015-11-30T23:26:58.876305399</meta:creation-date>
    <dc:date>2015-12-26T17:40:03.314505495</dc:date>
    <dc:creator>vaio </dc:creator>
    <meta:editing-duration>PT17M1S</meta:editing-duration>
    <meta:editing-cycles>9</meta:editing-cycles>
    <meta:generator>LibreOffice/5.0.3.2$Linux_X86_64 LibreOffice_project/00m0$Build-2</meta:generator>
    <meta:document-statistic meta:table-count="0" meta:image-count="0" meta:object-count="0" meta:page-count="1" meta:paragraph-count="12" meta:word-count="37" meta:character-count="730" meta:non-whitespace-character-count="705"/>
  </office:meta>
</office:document-meta>
</file>